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hessalon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HESSALON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PRAISE OF THE CHURCH AT THESSALONICA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'S PRAISE OF THE CHURCH AT THESSALONICA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church's testimony (1:1-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church's testimony (1:1-3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faith in the Saviour has grown more and more (1:1-3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love for the saints has grown more and more (1:3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PAUL'S PRAISE OF THE CHURCH AT THESSALONICA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hurch's testimony (1:1-3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hurch's trials (1: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2 THESSALONIANS 1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PAUL'S PRAISE OF THE CHURCH AT THESSALONICA (1:1-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PAUL'S PROMISE TO THE CHURCH AT THESSALONICA (1:5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-title-Title-Slide" presentation:presentation-page-layout-name="Master1-PPL1" draw:id="Slide-262">
        <draw:frame draw:id="id95" presentation:style-name="a505" draw:name="Title 1" svg:x="1.38in" svg:y="0.83in" svg:width="10.3in" svg:height="4.42in" presentation:class="title" presentation:placeholder="false">
          <draw:text-box>
            <text:p text:style-name="a504" text:class-names="" text:cond-style-name=""><text:span text:style-name="a502" text:class-names="">PAUL'S PROMISE TO THE CHURCH AT THESSALONICA (1:5-10):<text:s text:c="1"/></text:span><text:span text:style-name="a503" text:class-names=""/></text:p>
          </draw:text-box>
          <svg:title/>
          <svg:desc/>
        </draw:frame>
        <draw:frame draw:id="id96" presentation:style-name="a510" draw:name="Subtitle 2" svg:x="1.38in" svg:y="5.25in" svg:width="10.3in" svg:height="1.85in" presentation:class="subtitle" presentation:placeholder="false">
          <draw:text-box>
            <text:p text:style-name="a507" text:class-names="" text:cond-style-name=""><text:span text:style-name="a506" text:class-names=""><text:s text:c="1"/>What (1:5-6)<text:s text:c="1"/></text:span></text:p>
            <text:p text:style-name="a509" text:class-names="" text:cond-style-name=""><text:span text:style-name="a508" text:class-names=""/></text:p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What (1:5-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Concerning the persecuted (1: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oncerning the persecutors (1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AUL'S PROMISE TO THE CHURCH AT THESSALONICA (1:5-10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What (1:5-6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When (1:7-10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THESSALONIANS 1<text:s text:c="1"/></text:span><text:span text:style-name="a543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PAUL'S PRAISE OF THE CHURCH AT THESSALONICA (1:1-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'S PROMISE TO THE CHURCH AT THESSALONICA (1:5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'S PRAYER FOR THE CHURCH AT THESSALONICA (1:11-1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'S PRAYER FOR THE CHURCH AT THESSALONICA (1:11-12)<text:s text:c="1"/></text:span><text:span text:style-name="a561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God's power (1:11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God's purpose (1:11b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God's person (1:12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THESSALONIANS 1<text:s text:c="1"/></text:span><text:span text:style-name="a579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PAUL'S PRAISE OF THE CHURCH AT THESSALONICA (1: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PAUL'S PROMISE TO THE CHURCH AT THESSALONICA (1:5-1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AUL'S PRAYER FOR THE CHURCH AT THESSALONICA (1:11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-title-Title-Slide" presentation:presentation-page-layout-name="Master1-PPL1" draw:id="Slide-268">
        <draw:frame draw:id="id107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2 THESSALONIANS 2<text:s text:c="1"/></text:span><text:span text:style-name="a597" text:class-names=""/></text:p>
          </draw:text-box>
          <svg:title/>
          <svg:desc/>
        </draw:frame>
        <draw:frame draw:id="id108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THE DAY OF THE LORD (2:1-12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4" draw:style-name="a605" draw:master-page-name="Master1-Layout1-title-Title-Slide" presentation:presentation-page-layout-name="Master1-PPL1" draw:id="Slide-269">
        <draw:frame draw:id="id109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THE DAY OF THE LORD (2:1-12):<text:s text:c="1"/></text:span><text:span text:style-name="a607" text:class-names=""/></text:p>
          </draw:text-box>
          <svg:title/>
          <svg:desc/>
        </draw:frame>
        <draw:frame draw:id="id110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day of the Lord and the church (2:1-3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day of the Lord and the church (2:1-3)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onfusion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larification (2:3b, 3c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larification (2:3b, 3c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A worldwide religious apostasy (2:3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ppearance of a satanic superman (2:3c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day of the Lord and the church (2:1-3)<text:s text:c="1"/>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onfusion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larification (2:3b, 3c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2-tx-Title-and-Text" presentation:presentation-page-layout-name="Master1-PPL12" draw:id="Slide-273">
        <draw:frame draw:id="id11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DAY OF THE LORD (2:1-12):<text:s text:c="1"/></text:span><text:span text:style-name="a662" text:class-names=""/></text:p>
          </draw:text-box>
          <svg:title/>
          <svg:desc/>
        </draw:frame>
        <draw:frame draw:id="id118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day of the Lord and the church (2:1-3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ay of the Lord and the Antichrist (2:3a-4, 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9" draw:style-name="a675" draw:master-page-name="Master1-Layout1-title-Title-Slide" presentation:presentation-page-layout-name="Master1-PPL1" draw:id="Slide-274">
        <draw:frame draw:id="id119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day of the Lord and the Antichrist (2:3a-4, 8-9)<text:s text:c="1"/></text:span><text:span text:style-name="a677" text:class-names=""/></text:p>
          </draw:text-box>
          <svg:title/>
          <svg:desc/>
        </draw:frame>
        <draw:frame draw:id="id120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His titles (2:3a, 8a, 9a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20" draw:style-name="a685" draw:master-page-name="Master1-Layout12-tx-Title-and-Text" presentation:presentation-page-layout-name="Master1-PPL12" draw:id="Slide-275">
        <draw:frame draw:id="id12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titles (2:3a, 8a, 9a)<text:s text:c="1"/></text:span><text:span text:style-name="a687" text:class-names=""/></text:p>
          </draw:text-box>
          <svg:title/>
          <svg:desc/>
        </draw:frame>
        <draw:frame draw:id="id122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"The man of lawlessness" (2:3a, 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"This evil man" (2:9a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21" draw:style-name="a700" draw:master-page-name="Master1-Layout12-tx-Title-and-Text" presentation:presentation-page-layout-name="Master1-PPL12" draw:id="Slide-276">
        <draw:frame draw:id="id12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day of the Lord and the Antichrist (2:3a-4, 8-9)<text:s text:c="1"/></text:span><text:span text:style-name="a702" text:class-names=""/></text:p>
          </draw:text-box>
          <svg:title/>
          <svg:desc/>
        </draw:frame>
        <draw:frame draw:id="id124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titles (2:3a, 8a, 9a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travesty (2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trickery (2:9b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trampling (2:8b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2" draw:style-name="a721" draw:master-page-name="Master1-Layout12-tx-Title-and-Text" presentation:presentation-page-layout-name="Master1-PPL12" draw:id="Slide-277">
        <draw:frame draw:id="id125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DAY OF THE LORD (2:1-12):<text:s text:c="1"/></text:span><text:span text:style-name="a723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day of the Lord and the church (2:1-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day of the Lord and the Antichrist (2:3a-4, 8-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day of the Lord and the restrainer (2:5-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day of the Lord and the unsaved (2:10-12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2-tx-Title-and-Text" presentation:presentation-page-layout-name="Master1-PPL12" draw:id="Slide-278">
        <draw:frame draw:id="id127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THESSALONIANS 2<text:s text:c="1"/></text:span><text:span text:style-name="a744" text:class-names=""/></text:p>
          </draw:text-box>
          <svg:title/>
          <svg:desc/>
        </draw:frame>
        <draw:frame draw:id="id128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DAY OF THE LORD (2:1-12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DISCIPLES OF THE LORD (2:13-1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4" draw:style-name="a757" draw:master-page-name="Master1-Layout12-tx-Title-and-Text" presentation:presentation-page-layout-name="Master1-PPL12" draw:id="Slide-279">
        <draw:frame draw:id="id129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DISCIPLES OF THE LORD (2:13-17):<text:s text:c="1"/></text:span><text:span text:style-name="a759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ir election by the Lord (2:13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ir exhortation by the apostle (2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2-tx-Title-and-Text" presentation:presentation-page-layout-name="Master1-PPL12" draw:id="Slide-280">
        <draw:frame draw:id="id131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2 THESSALONIANS 2<text:s text:c="1"/></text:span><text:span text:style-name="a774" text:class-names=""/></text:p>
          </draw:text-box>
          <svg:title/>
          <svg:desc/>
        </draw:frame>
        <draw:frame draw:id="id132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THE DAY OF THE LORD (2:1-12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DISCIPLES OF THE LORD (2:13-1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6" draw:style-name="a787" draw:master-page-name="Master1-Layout12-tx-Title-and-Text" presentation:presentation-page-layout-name="Master1-PPL12" draw:id="Slide-281">
        <draw:frame draw:id="id133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PAUL'S REQUEST (3:1-2):<text:s text:c="1"/></text:span><text:span text:style-name="a789" text:class-names=""/></text:p>
          </draw:text-box>
          <svg:title/>
          <svg:desc/>
        </draw:frame>
        <draw:frame draw:id="id134" presentation:style-name="a801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hat they pray for God's messenger (3:2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That they pray for God's message (3: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7" draw:style-name="a802" draw:master-page-name="Master1-Layout12-tx-Title-and-Text" presentation:presentation-page-layout-name="Master1-PPL12" draw:id="Slide-282">
        <draw:frame draw:id="id135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PAUL'S REASSURANCE (3:3-5)<text:s text:c="1"/></text:span><text:span text:style-name="a804" text:class-names=""/></text:p>
          </draw:text-box>
          <svg:title/>
          <svg:desc/>
        </draw:frame>
        <draw:frame draw:id="id136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He reassures them concerning God's faithfulness (3:3-4).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e reassures them concerning God's love and patience (3:5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8" draw:style-name="a817" draw:master-page-name="Master1-Layout1-title-Title-Slide" presentation:presentation-page-layout-name="Master1-PPL1" draw:id="Slide-283">
        <draw:frame draw:id="id137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PAUL'S REPRIMAND (3:6-18)<text:s text:c="1"/></text:span><text:span text:style-name="a819" text:class-names=""/></text:p>
          </draw:text-box>
          <svg:title/>
          <svg:desc/>
        </draw:frame>
        <draw:frame draw:id="id138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The recipients (3:6-11, 13, 14b):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9" draw:style-name="a827" draw:master-page-name="Master1-Layout12-tx-Title-and-Text" presentation:presentation-page-layout-name="Master1-PPL12" draw:id="Slide-284">
        <draw:frame draw:id="id139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The recipients (3:6-11, 13, 14b):<text:s text:c="1"/></text:span><text:span text:style-name="a829" text:class-names=""/></text:p>
          </draw:text-box>
          <svg:title/>
          <svg:desc/>
        </draw:frame>
        <draw:frame draw:id="id140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lazy (3:6-1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gossipers (3:11, 13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disobedient (3:14b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30" draw:style-name="a845" draw:master-page-name="Master1-Layout12-tx-Title-and-Text" presentation:presentation-page-layout-name="Master1-PPL12" draw:id="Slide-285">
        <draw:frame draw:id="id14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PAUL'S REPRIMAND (3:6-18)<text:s text:c="1"/></text:span><text:span text:style-name="a847" text:class-names=""/></text:p>
          </draw:text-box>
          <svg:title/>
          <svg:desc/>
        </draw:frame>
        <draw:frame draw:id="id14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he recipients (3:6-11, 13, 14b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The rules (3:12, 14a, 15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31" draw:style-name="a860" draw:master-page-name="Master1-Layout12-tx-Title-and-Text" presentation:presentation-page-layout-name="Master1-PPL12" draw:id="Slide-286">
        <draw:frame draw:id="id14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rules (3:12, 14a, 15):<text:s text:c="1"/></text:span><text:span text:style-name="a862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Step 1-identify them (3:14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Step 2-admonish them (3:12, 15a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Step 3-love them (3:1 5b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PAUL'S REPRIMAND (3:6-18)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recipients (3:6-11, 13, 14b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ules (3:12, 14a, 15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-title-Title-Slide" presentation:presentation-page-layout-name="Master1-PPL1" draw:id="Slide-288">
        <draw:frame draw:id="id147" presentation:style-name="a897" draw:name="Title 1" svg:x="1.38in" svg:y="0.83in" svg:width="10.3in" svg:height="4.42in" presentation:class="title" presentation:placeholder="false">
          <draw:text-box>
            <text:p text:style-name="a896" text:class-names="" text:cond-style-name=""><text:span text:style-name="a894" text:class-names="">PAUL'S FINAL REMARKS (3:16-18)<text:s text:c="1"/></text:span><text:span text:style-name="a895" text:class-names=""/></text:p>
          </draw:text-box>
          <svg:title/>
          <svg:desc/>
        </draw:frame>
        <draw:frame draw:id="id148" presentation:style-name="a902" draw:name="Subtitle 2" svg:x="1.38in" svg:y="5.25in" svg:width="10.3in" svg:height="1.85in" presentation:class="subtitle" presentation:placeholder="false">
          <draw:text-box>
            <text:p text:style-name="a899" text:class-names="" text:cond-style-name=""><text:span text:style-name="a898" text:class-names="">The apostle's heart (3:16, 18)<text:s text:c="1"/></text:span></text:p>
            <text:p text:style-name="a901" text:class-names="" text:cond-style-name=""><text:span text:style-name="a900" text:class-names=""/></text:p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The apostle's heart (3:16, 18)<text:s text:c="1"/></text:span><text:span text:style-name="a905" text:class-names=""/></text:p>
          </draw:text-box>
          <svg:title/>
          <svg:desc/>
        </draw:frame>
        <draw:frame draw:id="id150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prays that they will experience God's peace (3:16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prays that they will experience God's grace (3: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5" draw:style-name="a918" draw:master-page-name="Master1-Layout12-tx-Title-and-Text" presentation:presentation-page-layout-name="Master1-PPL12" draw:id="Slide-290">
        <draw:frame draw:id="id151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PAUL'S FINAL REMARKS (3:16-18)<text:s text:c="1"/></text:span><text:span text:style-name="a920" text:class-names=""/></text:p>
          </draw:text-box>
          <svg:title/>
          <svg:desc/>
        </draw:frame>
        <draw:frame draw:id="id152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The apostle's heart (3:16, 18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e apostle's hand (3:17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6" draw:style-name="a933" draw:master-page-name="Master1-Layout1-title-Title-Slide" presentation:presentation-page-layout-name="Master1-PPL1" draw:id="Slide-291">
        <draw:frame draw:id="id153" presentation:style-name="a937" draw:name="Title 1" svg:x="1.38in" svg:y="0.83in" svg:width="10.3in" svg:height="4.42in" presentation:class="title" presentation:placeholder="false">
          <draw:text-box>
            <text:p text:style-name="a936" text:class-names="" text:cond-style-name=""><text:span text:style-name="a934" text:class-names="">2 Thessalonians</text:span><text:span text:style-name="a935" text:class-names=""/></text:p>
          </draw:text-box>
          <svg:title/>
          <svg:desc/>
        </draw:frame>
        <draw:frame draw:id="id154" presentation:style-name="a9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hessalonians</dc:title>
    <meta:initial-creator>David STRICKLAND</meta:initial-creator>
    <dc:creator>David STRICKLAND</dc:creator>
    <meta:creation-date>2020-02-22T17:29:23Z</meta:creation-date>
    <dc:date>2020-02-22T17:29:24Z</dc:date>
    <meta:template xlink:href="BibleStudy" xlink:type="simple"/>
    <meta:editing-cycles>1</meta:editing-cycles>
    <meta:editing-duration>PT0S</meta:editing-duration>
    <meta:document-statistic meta:paragraph-count="105" meta:word-count="865"/>
  </office:meta>
</office:document-meta>
</file>